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60f" officeooo:paragraph-rsid="0006c60f"/>
    </style:style>
    <style:style style:name="P2" style:family="paragraph" style:parent-style-name="Text_20_body">
      <style:text-properties officeooo:rsid="0006c60f" officeooo:paragraph-rsid="0006c60f"/>
    </style:style>
    <style:style style:name="P3" style:family="paragraph" style:parent-style-name="Text_20_body">
      <style:text-properties officeooo:paragraph-rsid="0006c60f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6c60f"/>
    </style:style>
    <style:style style:name="P5" style:family="paragraph" style:parent-style-name="Text_20_body">
      <style:text-properties officeooo:rsid="0006c60f" officeooo:paragraph-rsid="0006c60f"/>
    </style:style>
    <style:style style:name="P6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99pt solid #000000" style:join-border="false"/>
      <style:text-properties officeooo:paragraph-rsid="0006c60f"/>
    </style:style>
    <style:style style:name="P7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99pt solid #000000" style:join-border="false"/>
      <style:text-properties style:text-underline-style="solid" style:text-underline-width="auto" style:text-underline-color="font-color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99pt solid #000000" style:join-border="false"/>
      <style:text-properties officeooo:rsid="0006c60f" officeooo:paragraph-rsid="000758df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6c60f"/>
    </style:style>
    <style:style style:name="P10" style:family="paragraph" style:parent-style-name="Standard" style:list-style-name="L1">
      <style:text-properties officeooo:rsid="0006c60f" officeooo:paragraph-rsid="0006c60f"/>
    </style:style>
    <style:style style:name="P11" style:family="paragraph" style:parent-style-name="Standard">
      <style:text-properties officeooo:rsid="0006c60f" officeooo:paragraph-rsid="0006c60f"/>
    </style:style>
    <style:style style:name="P12" style:family="paragraph" style:parent-style-name="Standard">
      <style:text-properties officeooo:rsid="0006c60f" officeooo:paragraph-rsid="00086ec2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06c60f"/>
    </style:style>
    <style:style style:name="P14" style:family="paragraph" style:parent-style-name="Standard">
      <style:text-properties officeooo:rsid="000758df" officeooo:paragraph-rsid="000758df"/>
    </style:style>
    <style:style style:name="P15" style:family="paragraph" style:parent-style-name="Standard">
      <style:text-properties officeooo:rsid="000758df" officeooo:paragraph-rsid="00086ec2"/>
    </style:style>
    <style:style style:name="P16" style:family="paragraph" style:parent-style-name="Standard">
      <style:text-properties officeooo:rsid="00086ec2" officeooo:paragraph-rsid="00086ec2"/>
    </style:style>
    <style:style style:name="T1" style:family="text">
      <style:text-properties officeooo:rsid="000758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tectura de computadores II – Quiz <text:span text:style-name="T1">3</text:span></text:p>
      <text:p text:style-name="P1"/>
      <text:p text:style-name="P1">Nombre: ___________________________</text:p>
      <text:p text:style-name="P1">Código ____________________________</text:p>
      <text:p text:style-name="P1"/>
      <text:p text:style-name="P1"/>
      <text:p text:style-name="P14">Realice la suma de los siguiente números en representación de punto flotante de 32 bits.</text:p>
      <text:p text:style-name="P14"/>
      <text:p text:style-name="P14">01000001100010000000000000000000</text:p>
      <text:p text:style-name="P14">01000001101100000000000000000000</text:p>
      <text:p text:style-name="P14"/>
      <text:p text:style-name="P14">Muestre el procedimiento y su resultado en punto flotante y decimal</text:p>
      <text:p text:style-name="P1"/>
      <text:p text:style-name="P1"/>
      <text:p text:style-name="P13"/>
      <text:p text:style-name="P8"/>
      <text:p text:style-name="P1"/>
      <text:p text:style-name="P1"/>
      <text:p text:style-name="P1"/>
      <text:p text:style-name="P12">Arquitectura de computadores II – Quiz <text:span text:style-name="T1">3</text:span></text:p>
      <text:p text:style-name="P12"/>
      <text:p text:style-name="P12">Nombre: ___________________________</text:p>
      <text:p text:style-name="P12">Código ____________________________</text:p>
      <text:p text:style-name="P12"/>
      <text:p text:style-name="P12"/>
      <text:p text:style-name="P15">Realice la suma de los siguiente números en representación de punto flotante de 32 bits.</text:p>
      <text:p text:style-name="P15"/>
      <text:p text:style-name="P16">01000010010111000000000000000000</text:p>
      <text:p text:style-name="P16">01000001100110000000000000000000</text:p>
      <text:p text:style-name="P15"/>
      <text:p text:style-name="P15">Muestre el procedimiento y su resultado en punto flotante y decima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02:59:47.784000000</meta:creation-date>
    <dc:date>2016-03-18T22:50:40.944000000</dc:date>
    <meta:editing-duration>PT4M42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4" meta:word-count="76" meta:character-count="658" meta:non-whitespace-character-count="594"/>
  </office:meta>
</office:document-meta>
</file>